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3_13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Adeline Hyneman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 December 1856</text:p>
      <text:p text:style-name="P2">Month<text:tab/><text:tab/><text:tab/><text:tab/><text:tab/><text:tab/>December</text:p>
      <text:p text:style-name="P2">Year<text:tab/><text:tab/><text:tab/><text:tab/><text:tab/><text:tab/>1856</text:p>
      <text:p text:style-name="P2">Hebrew Date<text:tab/><text:tab/><text:tab/><text:tab/><text:tab/></text:p>
      <text:p text:style-name="P2">Undated</text:p>
      <text:p text:style-name="P2">City<text:tab/><text:tab/><text:tab/><text:tab/><text:tab/><text:tab/>Richmond</text:p>
      <text:p text:style-name="P2">State<text:tab/><text:tab/><text:tab/><text:tab/><text:tab/><text:tab/>Virginia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4"><text:span text:style-name="T1">Richmond December 18 1856/</text:span></text:p>
      <text:p text:style-name="P2"><text:span text:style-name="T1">My Dear Mr Morais/</text:span></text:p>
      <text:p text:style-name="P2"><text:span text:style-name="T1"><text:tab/>I thank you for the interest/ you evinced, and the friendly manner in/ which you endeavored to retain Levys situation/ for him, and regret for the sake of all concerned/ that you were not successful, of course, comment/ from me, on his conduct, is unnecessary,/ you can imagine my feelings, I can/ only say, that I duly appreciate that as well/ as many other of your kindly actions, towards/ me and mine./</text:span></text:p>
      <text:p text:style-name="P2"><text:span text:style-name="T1"><text:tab/>I presume Clara has received/ the slippers sent by Mr Hart, do they fit/ well, and is she pleased with them. <text:s/>I could/ not suit myself in another pattern or should/ have done so, as she has seen that often/ enough to be tired of it./</text:span></text:p>
      <text:p text:style-name="P2"><text:span text:style-name="T1"><text:tab/>Mr Jacobs received/ the Asmonean, is much pleased with the/</text:span></text:p>
      <text:p text:style-name="P2"><text:span text:style-name="T1"/></text:p>
      <text:p text:style-name="P2"><text:span text:style-name="T1">[Page 2]</text:span></text:p>
      <text:p text:style-name="P2"><text:span text:style-name="T1">Asmonean thanks you for your attention and/ desires kind regards. <text:s/>I think I said before/ that all here were highly pleased with your discourse./ <text:s/>Levy is trying to obtain a situation in this city./ <text:s/>All my friends seem anxious he should do so/ should he succeed, it would render me very/ lonely at home, but would evidently prove beneficial/ to him at least, until Mr Hyneman and himself/ can better understand each other, or the/ asperity of their tempers are somewhat softened,/ which is most likely to be the result, [crossed-out: of] after a separation/ of some length of time./</text:span></text:p>
      <text:p text:style-name="P2"><text:span text:style-name="T1"><text:tab/>You are aware that Jacob/ is with Mr Elly Goldsmit, I am happy to say/ they are mutually pleased, but he is unwilling/ to remain after I leave the city unless Levy stays/ here. <text:s/>The other boys are improving considerably/ their weekly reports from school are very good. <text:s/>I trust they/ will continue as studious after we return home./</text:span></text:p>
      <text:p text:style-name="P2"><text:span text:style-name="T1"><text:tab/>Augustus expects/ to read an Haphtorah in a few weeks, that/ </text:span></text:p>
      <text:p text:style-name="P2"><text:span text:style-name="T1"/></text:p>
      <text:p text:style-name="P2"><text:span text:style-name="T1">[Page 3]</text:span></text:p>
      <text:p text:style-name="P2"><text:span text:style-name="T1">however is not an evidence of improvement/ as any child can be taught to rehearse of/ few lines of hebrew[sic] in a few weeks. <text:s/>I will permit/ it however, as an incitement to further progress./</text:span></text:p>
      <text:p text:style-name="P2"><text:span text:style-name="T1"><text:tab/>The excitement of/ the wedding is over, and all are settled down/ again, into the hum, drum, of every day life,/ but I should not be surprised at a revival/ of dancing parties next week, of which I cannot/ be a very joyous participant, as I feel more like/ being at home after an absence of nearly two/ months which seem like as many years/ notwithstanding the enjoyment I have had,/ I am generally at home in my dreams however./</text:span></text:p>
      <text:p text:style-name="P2"><text:span text:style-name="T1"><text:tab/>There seems a strange/ coincidence in our writers at the same time,/ which causes delay in acknowledging letters, as I/ always wait to hear again from you, and you [crossed-out: probably]/ probably do the same, but the delay with me at this/ time was caused by a sudden pain in my eyes,/ and I feared to strain them lest the result might be/</text:span></text:p>
      <text:p text:style-name="P2"><text:span text:style-name="T1"/></text:p>
      <text:p text:style-name="P2"><text:span text:style-name="T1">[Page 4]</text:span></text:p>
      <text:p text:style-name="P2"><text:span text:style-name="T1">serious <text:s/>How is Clara is she stronger and the/ dear Nina, I know, has another tooth ere this,/ as the second generally appears shortly after the/ first she has doubtless bitten her mama already/ as that is a mischievous pleasure with the/ little ones, I am anxious to see the little darling/ and often speak of her and Sammie does the/ same, bye the bye he has not improved in his/ conduct, but is without exception one of the most/ forward children I meet with, he desires love to Mr/ &amp; Mrs. Morais and says you must kiss Nina for him./ <text:s/>Schrivers Levys Mailerts Erekiel in fact all here/ desire kind regards to yourself and family/</text:span></text:p>
      <text:p text:style-name="P2"><text:span text:style-name="T1"><text:tab/>Tender my/ best love to Clara kiss both her and Nina for me/ and offer my kind regards to Mrs Weil &amp; family/ Finsis and all others who inquire for me, and believe me/</text:span></text:p>
      <text:p text:style-name="P2"><text:span text:style-name="T1"><text:tab/>Yours ever truly/<text:tab/></text:span></text:p>
      <text:p text:style-name="P2"><text:span text:style-name="T1"><text:tab/>Adeline Hyneman/</text:span></text:p>
      <text:p text:style-name="P2"><text:span text:style-name="T1">Levy and all the children desire/ love to al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2T11:29:56</meta:creation-date>
    <dc:date>2009-04-22T12:18:15</dc:date>
    <dc:language>en-US</dc:language>
    <meta:editing-cycles>2</meta:editing-cycles>
    <meta:editing-duration>PT2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0" meta:word-count="819" meta:character-count="4879"/>
  </office:meta>
</office:document-meta>
</file>